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Devolution of iOS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Manik Sejwal</text:p>
            <text:p text:style-name="P1">02111502716</text:p>
            <text:p text:style-name="P1">CSE(M)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eginn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irst iPhone was <text:span text:style-name="T1">launched</text:span> in 2007. </text:p>
              </text:list-item>
              <text:list-item>
                <text:p>Before that, smartphones often ran <text:span text:style-name="T1">Windows</text:span>, a desktop operating system.</text:p>
              </text:list-item>
              <text:list-item>
                <text:p>A <text:span text:style-name="T1">stylus</text:span> was a must</text:p>
              </text:list-item>
              <text:list-item>
                <text:p>Feature phones rarely had a <text:span text:style-name="T1">touch screen</text:span></text:p>
              </text:list-item>
              <text:list-item>
                <text:p><text:span text:style-name="T1">Hardware buttons</text:span> were popular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 revolution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The first iPhone had a </text:span><text:span text:style-name="T3">touch screen</text:span><text:span text:style-name="T2"> and an on </text:span><text:span text:style-name="T3">screen keyboard</text:span></text:p>
              </text:list-item>
              <text:list-item>
                <text:p text:style-name="P4"><text:span text:style-name="T2">This made it easy to sell the same device in countries with different languages without any </text:span><text:span text:style-name="T3">hardware changes</text:span></text:p>
              </text:list-item>
              <text:list-item>
                <text:p text:style-name="P4"><text:span text:style-name="T2">It was designed to be used using the </text:span><text:span text:style-name="T3">thumb</text:span></text:p>
              </text:list-item>
              <text:list-item>
                <text:p text:style-name="P4"><text:span text:style-name="T2">The operating system was </text:span><text:span text:style-name="T3">not</text:span><text:span text:style-name="T2"> ‘smart’ and barely had any new features</text:span></text:p>
              </text:list-item>
              <text:list-item>
                <text:p text:style-name="P4"><text:span text:style-name="T2">The </text:span><text:span text:style-name="T3">lock screen</text:span><text:span text:style-name="T2"> could be bypassed easil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OS 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leased in 2008</text:p>
              </text:list-item>
              <text:list-item>
                <text:p>It was the <text:span text:style-name="T1">first</text:span> version to be called iOS officially</text:p>
              </text:list-item>
              <text:list-item>
                <text:p>Launched along with iPhone 3G</text:p>
              </text:list-item>
              <text:list-item>
                <text:p>The <text:span text:style-name="T1">iPhone SDK</text:span> was released so that third party applications could be developed</text:p>
              </text:list-item>
              <text:list-item>
                <text:p>Had an <text:span text:style-name="T1">App Store</text:span>, GPS and push email</text:p>
              </text:list-item>
              <text:list-item>
                <text:p>The security issue in the original release was probably fix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OS 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leased in 2009</text:p>
              </text:list-item>
              <text:list-item>
                <text:p>Launched along with the iPhone 3G S</text:p>
              </text:list-item>
              <text:list-item>
                <text:p>Apple tried to <text:span text:style-name="T1">catch up</text:span> with the world by adding <text:span text:style-name="T1">multimedia</text:span> messages, a <text:span text:style-name="T1">landscape keypad</text:span> and <text:span text:style-name="T1">cut, copy, paste</text:span> functionality</text:p>
              </text:list-item>
              <text:list-item>
                <text:p>Voice control, sear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OS 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leased in <text:span text:style-name="T1">2010</text:span> along with iPhone 4</text:p>
              </text:list-item>
              <text:list-item>
                <text:p>Apple finally took the time to add customisability by the introduction of <text:span text:style-name="T1">wallpapers</text:span>, and <text:span text:style-name="T1">folders</text:span></text:p>
              </text:list-item>
              <text:list-item>
                <text:p><text:span text:style-name="T1">Multitasking</text:span> was also introduced</text:p>
              </text:list-item>
              <text:list-item>
                <text:p>FaceTime and iBooks were introduced as <text:span text:style-name="T1">bloatware</text:span> applic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OS 5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leased in 2011</text:p>
              </text:list-item>
              <text:list-item>
                <text:p>Pre-packaged with the iPhone 4S</text:p>
              </text:list-item>
              <text:list-item>
                <text:p>Apple copied Android/Samsung and introduced a similar implementation for <text:span text:style-name="T1">notifications</text:span></text:p>
              </text:list-item>
              <text:list-item>
                <text:p>Siri, Newstand were introduced as bloatware</text:p>
              </text:list-item>
              <text:list-item>
                <text:p>iMessages and Reminders were introduced as useful applic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OS 6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leased in 2012 along with the iPhone 5</text:p>
              </text:list-item>
              <text:list-item>
                <text:p>Maps now had some usability (turn by turn navigation)</text:p>
              </text:list-item>
              <text:list-item>
                <text:p>Facebook integration</text:p>
              </text:list-item>
              <text:list-item>
                <text:p><text:span text:style-name="T1">L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OS 7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leased in 2013</text:p>
              </text:list-item>
              <text:list-item>
                <text:p>A very unlike apple version of iOS. There were improvements</text:p>
              </text:list-item>
              <text:list-item>
                <text:p>The <text:span text:style-name="T1">appearance</text:span> was changed</text:p>
              </text:list-item>
              <text:list-item>
                <text:p><text:span text:style-name="T1">Control Centre</text:span> was added to improve functionality</text:p>
              </text:list-item>
              <text:list-item>
                <text:p><text:span text:style-name="T4">AirDrop, iTunes </text:span>Radio and CarPlay were introduc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OS 8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leased with iPhone 6 in 2014</text:p>
              </text:list-item>
              <text:list-item>
                <text:p><text:span text:style-name="T1">Public</text:span> beta testing was introduced</text:p>
              </text:list-item>
              <text:list-item>
                <text:p>More bloatwa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presentation:style-name="pr7" draw:text-style-name="P5" draw:layer="layout" svg:width="19.999cm" svg:height="3.506cm" svg:x="6.6cm" svg:y="8.8cm" presentation:class="title" presentation:user-transformed="true">
          <draw:text-box>
            <text:p><text:span text:style-name="T5">Manik Sejwal</text:span><text:span text:style-name="T5"><text:line-break/></text:span><text:span text:style-name="T5">02111502716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1T20:17:34.352000000</meta:creation-date>
    <meta:editing-duration>PT9H37M44S</meta:editing-duration>
    <meta:editing-cycles>2</meta:editing-cycles>
    <meta:generator>LibreOffice/6.1.4.2$Windows_X86_64 LibreOffice_project/9d0f32d1f0b509096fd65e0d4bec26ddd1938fd3</meta:generator>
    <dc:title>Blueprint Plans</dc:title>
    <meta:print-date>2019-04-01T06:53:38.032000000</meta:print-date>
    <dc:date>2019-04-01T06:55:09.987000000</dc:date>
    <meta:document-statistic meta:object-count="75"/>
  </office:meta>
</office:document-meta>
</file>